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11.601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5.009cm"/>
    </style:style>
    <style:style style:name="ro1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cm"/>
      <style:text-properties fo:color="#000000"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byssinica SI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style:font-name="Abyssinica SI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byssinica SI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byssinica SIL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Features" table:style-name="ta1"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row table:style-name="ro1">
          <table:table-cell table:style-name="ce6" office:value-type="string" calcext:value-type="string">
            <text:p>S.No</text:p>
          </table:table-cell>
          <table:table-cell table:style-name="ce6" office:value-type="string" calcext:value-type="string">
            <text:p>Feature Required</text:p>
          </table:table-cell>
          <table:table-cell table:style-name="ce6" office:value-type="string" calcext:value-type="string">
            <text:p>Deadline</text:p>
          </table:table-cell>
          <table:table-cell table:style-name="ce6" office:value-type="string" calcext:value-type="string">
            <text:p>Started Working On</text:p>
          </table:table-cell>
          <table:table-cell table:style-name="ce6" office:value-type="string" calcext:value-type="string">
            <text:p>Completed On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nd email during assignment of task.</text:p>
          </table:table-cell>
          <table:table-cell office:value-type="string" calcext:value-type="string">
            <text:p>19<text:span text:style-name="T2">th</text:span> Aug</text:p>
          </table:table-cell>
          <table:table-cell office:value-type="string" calcext:value-type="string">
            <text:p>19<text:span text:style-name="T2">th</text:span> Aug</text:p>
          </table:table-cell>
          <table:table-cell office:value-type="string" calcext:value-type="string">
            <text:p>19<text:span text:style-name="T2">th</text:span> Aug</text:p>
          </table:table-cell>
          <table:table-cell table:style-name="ce8" office:value-type="string" calcext:value-type="string">
            <text:p>We are using slack feature which notifies the user if the message goes unread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end email after accepting and rejecting any task.</text:p>
          </table:table-cell>
          <table:table-cell office:value-type="string" calcext:value-type="string">
            <text:p>19<text:span text:style-name="T2">th</text:span> Aug</text:p>
          </table:table-cell>
          <table:table-cell office:value-type="string" calcext:value-type="string">
            <text:p>19<text:span text:style-name="T2">th</text:span> Aug</text:p>
          </table:table-cell>
          <table:table-cell office:value-type="string" calcext:value-type="string">
            <text:p>19<text:span text:style-name="T2">th</text:span> Aug</text:p>
          </table:table-cell>
          <table:table-cell table:style-name="ce8" office:value-type="string" calcext:value-type="string">
            <text:p>We are using slack feature which notifies the user if the message goes unrea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Whenever user is assigned any task. Taskbot should notify assignee through a proper message.</text:p>
          </table:table-cell>
          <table:table-cell office:value-type="string" calcext:value-type="string">
            <text:p>19<text:span text:style-name="T2">th</text:span> Aug</text:p>
          </table:table-cell>
          <table:table-cell office:value-type="string" calcext:value-type="string">
            <text:p>19<text:span text:style-name="T2">th</text:span> Aug</text:p>
          </table:table-cell>
          <table:table-cell office:value-type="string" calcext:value-type="string">
            <text:p>19<text:span text:style-name="T2">th</text:span> Aug</text:p>
          </table:table-cell>
          <table:table-cell table:style-name="ce8" office:value-type="string" calcext:value-type="string">
            <text:p>User's taskbot notifies in case of any task assignment.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User should be able to supply date while task creation.</text:p>
          </table:table-cell>
          <table:table-cell office:value-type="string" calcext:value-type="string">
            <text:p>20<text:span text:style-name="T2">th</text:span> Aug</text:p>
          </table:table-cell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et reminder for a task.</text:p>
          </table:table-cell>
          <table:table-cell office:value-type="string" calcext:value-type="string">
            <text:p>21<text:span text:style-name="T2">St</text:span> Aug</text:p>
          </table:table-cell>
          <table:table-cell table:number-columns-repeated="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hange the response and make taskbot more interactive.</text:p>
          </table:table-cell>
          <table:table-cell office:value-type="string" calcext:value-type="string">
            <text:p>24<text:span text:style-name="T2">th</text:span> Aug</text:p>
          </table:table-cell>
          <table:table-cell table:number-columns-repeated="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dd search function to find tasks containing keywords</text:p>
          </table:table-cell>
          <table:table-cell office:value-type="string" calcext:value-type="string">
            <text:p>25<text:span text:style-name="T2">th</text:span> Aug</text:p>
          </table:table-cell>
          <table:table-cell table:number-columns-repeated="3"/>
        </table:table-row>
        <table:table-row table:style-name="ro5" table:number-rows-repeated="3">
          <table:table-cell table:style-name="Default" table:number-columns-repeated="6"/>
        </table:table-row>
        <table:table-row table:style-name="ro5">
          <table:table-cell table:style-name="Default"/>
          <table:table-cell table:style-name="ce9"/>
          <table:table-cell table:style-name="Default" table:number-columns-repeated="4"/>
        </table:table-row>
      </table:table>
      <table:table table:name="Issues" table:style-name="ta1">
        <table:table-column table:style-name="co3" table:default-cell-style-name="ce2"/>
        <table:table-column table:style-name="co7" table:default-cell-style-name="ce3"/>
        <table:table-column table:style-name="co3" table:default-cell-style-name="ce2"/>
        <table:table-column table:style-name="co8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rted Working On</text:p>
          </table:table-cell>
          <table:table-cell table:style-name="ce1" office:value-type="string" calcext:value-type="string">
            <text:p>Completed On</text:p>
          </table:table-cell>
          <table:table-cell table:style-name="ce5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fault date and time are system specific and not user specific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hile creating subtask, use the last 'for' in the description.</text:p>
          </table:table-cell>
          <table:table-cell office:value-type="string" calcext:value-type="string">
            <text:p>20th Aug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Features.A1:Features.E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2:24:56.773291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2:00:26.183677806</meta:creation-date>
    <meta:editing-duration>PT14M47S</meta:editing-duration>
    <meta:editing-cycles>10</meta:editing-cycles>
    <meta:generator>LibreOffice/4.2.8.2$Linux_X86_64 LibreOffice_project/420m0$Build-2</meta:generator>
    <dc:date>2015-08-19T18:18:38.242325946</dc:date>
    <meta:document-statistic meta:table-count="2" meta:cell-count="48" meta:object-count="0"/>
  </office:meta>
</office:document-meta>
</file>